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8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1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</style:style>
    <style:style style:name="P21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</style:style>
    <style:style style:name="P22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</style:style>
    <style:style style:name="P23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</style:style>
    <style:style style:name="P24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</style:style>
    <style:style style:name="P25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2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</style:style>
    <style:style style:name="P2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</style:style>
    <style:style style:name="P29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</style:style>
    <style:style style:name="P30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</style:style>
    <style:style style:name="P3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3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</style:style>
    <style:style style:name="P33" style:family="paragraph" style:parent-style-name="Standard">
      <loext:graphic-properties draw:fill-color="#ffffff"/>
      <style:paragraph-properties fo:line-height="100%" fo:text-align="justify" style:justify-single-word="false" fo:orphans="0" fo:widows="0" fo:break-before="page"/>
    </style:style>
    <style:style style:name="P3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</style:style>
    <style:style style:name="P35" style:family="paragraph" style:parent-style-name="Preformatted_20_Text">
      <loext:graphic-properties draw:fill="solid" draw:fill-color="#ffffff"/>
      <style:paragraph-properties fo:background-color="#ffffff"/>
    </style:style>
    <style:style style:name="P36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</style:style>
    <style:style style:name="P37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6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 fo:background-color="#ffffff"/>
    </style:style>
    <style:style style:name="T9" style:family="text">
      <style:text-properties style:font-name="Times New Roman" fo:font-size="20pt" style:font-name-asian="Times New Roman1" style:font-size-asian="20pt" style:font-name-complex="Times New Roman1" style:font-size-complex="20pt" fo:background-color="#ffffff"/>
    </style:style>
    <style:style style:name="T10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1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DejaVu Sans Mono" fo:font-size="10pt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5" style:family="text">
      <style:text-properties fo:color="#000000" style:font-name="DejaVu Sans Mono"/>
    </style:style>
    <style:style style:name="T16" style:family="text">
      <style:text-properties fo:color="#00000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808000" style:font-name="DejaVu Sans Mono" fo:font-size="10pt" style:font-name-asian="Times New Roman1" style:font-size-asian="10pt" style:font-name-complex="Times New Roman1" style:font-size-complex="10pt"/>
    </style:style>
    <style:style style:name="T20" style:family="text">
      <style:text-properties fo:color="#808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1" style:family="text">
      <style:text-properties fo:color="#808000" style:font-name="DejaVu Sans Mono"/>
    </style:style>
    <style:style style:name="T22" style:family="text">
      <style:text-properties fo:color="#008000" style:font-name="DejaVu Sans Mono" fo:font-size="10pt" fo:font-weight="bold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8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4" style:family="text">
      <style:text-properties fo:color="#008000" style:font-name="DejaVu Sans Mono" fo:font-weight="bold" style:font-weight-asian="bold"/>
    </style:style>
    <style:style style:name="T25" style:family="text">
      <style:text-properties fo:color="#008000"/>
    </style:style>
    <style:style style:name="T26" style:family="text">
      <style:text-properties fo:color="#000080" style:font-name="DejaVu Sans Mono" fo:font-weight="bold" style:font-weight-asian="bold"/>
    </style:style>
    <style:style style:name="T27" style:family="text">
      <style:text-properties fo:color="#008080" style:font-name="DejaVu Sans Mono"/>
    </style:style>
    <style:style style:name="T28" style:family="text">
      <style:text-properties fo:color="#371f80" style:font-name="DejaVu Sans Mono"/>
    </style:style>
    <style:style style:name="T29" style:family="text">
      <style:text-properties fo:color="#0000ff" style:font-name="DejaVu Sans Mono"/>
    </style:style>
    <style:style style:name="T30" style:family="text">
      <style:text-properties fo:color="#0000ff"/>
    </style:style>
    <style:style style:name="T31" style:family="text">
      <style:text-properties fo:color="#660e7a" style:font-name="DejaVu Sans Mono"/>
    </style:style>
    <style:style style:name="T32" style:family="text">
      <style:text-properties style:font-name="DejaVu Sans Mono"/>
    </style:style>
    <style:style style:name="T33" style:family="text">
      <style:text-properties style:font-name="TimesNewRoman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Московский авиационный институт</text:span></text:p>
      <text:p text:style-name="P6"><text:span text:style-name="T2">(Национальный исследовательский университет)</text:span></text:p>
      <text:p text:style-name="P1"/>
      <text:p text:style-name="P4"><text:span text:style-name="T4">Факультет: «Информационные технологии и прикладная математика» </text:span></text:p>
      <text:p text:style-name="P4"><text:span text:style-name="T4">Кафедра: 806 «Вычислительная математика и <text:s/>программирование» </text:span></text:p>
      <text:p text:style-name="P4"><text:span text:style-name="T4">Дисциплина: «Объектно-ориентированное программирование» <text:s text:c="2"/></text:span></text:p>
      <text:p text:style-name="P6"><text:span text:style-name="T5"><text:s/></text:span></text:p>
      <text:p text:style-name="P6"><text:span text:style-name="T5"><text:s/></text:span></text:p>
      <text:p text:style-name="P6"><text:span text:style-name="T5"><text:s/></text:span></text:p>
      <text:p text:style-name="P6"><text:span text:style-name="T5"><text:s/></text:span></text:p>
      <text:p text:style-name="P6"><text:span text:style-name="T8">Лабораторная работа № 1</text:span></text:p>
      <text:p text:style-name="P6"><text:span text:style-name="T9">Тема: Простые классы на языке С++</text:span></text:p>
      <text:p text:style-name="P7"/>
      <text:p text:style-name="P6"><text:span text:style-name="T10"><text:s/></text:span></text:p>
      <text:p text:style-name="P6"><text:span text:style-name="T10"><text:s/></text:span></text:p>
      <text:p text:style-name="P6"><text:span text:style-name="T5"><text:s/></text:span></text:p>
      <text:p text:style-name="P9"><text:span text:style-name="T5"><text:tab/><text:tab/><text:tab/><text:tab/><text:tab/><text:tab/><text:tab/>Студент: Семенов Илья</text:span></text:p>
      <text:p text:style-name="P9"><text:span text:style-name="T5"><text:tab/><text:tab/><text:tab/><text:tab/><text:tab/><text:tab/><text:tab/>Преподаватель: Журавлев А.А.</text:span></text:p>
      <text:p text:style-name="P9"><text:span text:style-name="T5"><text:tab/><text:tab/><text:tab/><text:tab/><text:tab/><text:tab/><text:tab/>Дата:</text:span></text:p>
      <text:p text:style-name="P9"><text:span text:style-name="T5"><text:tab/><text:tab/><text:tab/><text:tab/><text:tab/><text:tab/><text:tab/>Оценка: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5">Москва, 2019</text:span></text:p>
      <text:p text:style-name="P13"/>
      <text:list xml:id="list3303607109" text:style-name="WWNum2">
        <text:list-item>
          <text:p text:style-name="P20"><text:span text:style-name="T1">Постановка задачи</text:span></text:p>
        </text:list-item>
      </text:list>
      <text:p text:style-name="P24"><text:span text:style-name="T4">Создать класс Bottle для работы с емкостями. Класс должен состоять из двух вещественных чисел: а – объем емкости в литрах и b – процент наполнения емкости (0 – пустая, 1 – полная). Реализовать операции сложения и вычитания, а также сравнения объектов класс бутылка. При сложении должен складываться фактический объем заполнения бутылок</text:span></text:p>
      <text:p text:style-name="P2"/>
      <text:list xml:id="list211001414427446" text:continue-numbering="true" text:style-name="WWNum2">
        <text:list-item>
          <text:p text:style-name="P20"><text:span text:style-name="T1">Репозиторий github</text:span></text:p>
        </text:list-item>
      </text:list>
      <text:p text:style-name="P14"><text:span text:style-name="T4"><text:tab/></text:span><text:a xlink:type="simple" xlink:href="https://github.com/devepodete/oop_exercise_01/" text:style-name="ListLabel_20_103" text:visited-style-name="ListLabel_20_103"><text:span text:style-name="ListLabel_20_19"><text:span text:style-name="T11">https://github.com/ilya89099/oop_exercise_01/</text:span></text:span></text:a></text:p>
      <text:p text:style-name="P17"/>
      <text:list xml:id="list211001610374016" text:continue-numbering="true" text:style-name="WWNum2">
        <text:list-item>
          <text:p text:style-name="P22"><text:span text:style-name="T1">Описание программы </text:span></text:p>
        </text:list-item>
      </text:list>
      <text:p text:style-name="P27"><text:span text:style-name="T4">Реализован класс Bottle, в котором хранятся две переменные, отображающие объем и процент заполнения. Написаны Get функции для получения общего объема, процента заполнения и фактического объема каждой бутылки(GetVolume(), GetFillPercent(), GetFilledVolume()). Также реализованы функции, указанные в задании, для получения суммы и разности(Sum, Substract), и для сравнения различных объектов класса(Less, More, Equal). Функции Sum и Substract возвращают вещественное число, которое является суммой/разностью фактических объемов переданных бутылок.</text:span></text:p>
      <text:p text:style-name="P25"/>
      <text:p text:style-name="P24"><text:span text:style-name="T4">Для удобства пользования создано меню с тремя командами: </text:span></text:p>
      <text:list xml:id="list3693467956" text:style-name="WWNum3">
        <text:list-item>
          <text:p text:style-name="P5"><text:span text:style-name="T4">create SIZE FILL_PERCENT – создает новую бутылку и выводит на экране ее идентификатор.</text:span></text:p>
        </text:list-item>
        <text:list-item>
          <text:p text:style-name="P5"><text:span text:style-name="T4">compare </text:span><text:bookmark-start text:name="__DdeLink__2290_594117007"/><text:span text:style-name="T4">OPERATION ID1 ID2</text:span><text:bookmark-end text:name="__DdeLink__2290_594117007"/><text:span text:style-name="T4"> – принимает операцию сравнения в виде символа(</text:span><text:span text:style-name="T12">=, &lt;, &gt;), а также два уникальных идентификатора, выведенных в результате работы команды create. Команда выводит true или false как результат сравнения</text:span></text:p>
        </text:list-item>
        <text:list-item>
          <text:p text:style-name="P5"><text:span text:style-name="T12">operation OPERATION ID1 ID2 – принимает операцию в формате символа(+,-), два уникальных идентификатора, выведенных командой create. Производит сложение/вычитание соответствующих фактических объемов жидкости в бутылках.</text:span></text:p>
        </text:list-item>
      </text:list>
      <text:list xml:id="list211002140523556" text:continue-list="list211001610374016" text:style-name="WWNum2">
        <text:list-item>
          <text:p text:style-name="P30"><text:span text:style-name="T1">Набор testcases</text:span></text:p>
        </text:list-item>
      </text:list>
      <text:p text:style-name="P26"><text:span text:style-name="T4">Тестовые файлы:</text:span><text:span text:style-name="T1"> test_01.test</text:span><text:span text:style-name="T4">, </text:span><text:span text:style-name="T1">test_02.test, test_03.test</text:span></text:p>
      <text:p text:style-name="P29"><text:span text:style-name="T1">test_01.test:</text:span></text:p>
      <text:p text:style-name="P26"><text:span text:style-name="T4">create 20 0.5</text:span></text:p>
      <text:p text:style-name="P26"><text:span text:style-name="T4">create 10 1</text:span></text:p>
      <text:p text:style-name="P26"><text:soft-page-break/><text:span text:style-name="T4">create -5 0.2</text:span></text:p>
      <text:p text:style-name="P26"><text:span text:style-name="T4">create 10 2</text:span></text:p>
      <text:p text:style-name="P26"><text:span text:style-name="T4">create 15 0.3</text:span></text:p>
      <text:p text:style-name="P26"><text:span text:style-name="T4">Проверка правильности конструируемых объектов и корректности обработки ошибок.</text:span></text:p>
      <text:p text:style-name="P11"><text:span text:style-name="T3">Результат работы программы</text:span></text:p>
      <text:p text:style-name="P28"><text:span text:style-name="T18">You created bottle number 1</text:span></text:p>
      <text:p text:style-name="P28"><text:span text:style-name="T18">Bottle size: 20</text:span></text:p>
      <text:p text:style-name="P28"><text:span text:style-name="T18">Bottle fill percent: 0.5</text:span></text:p>
      <text:p text:style-name="P28"><text:span text:style-name="T18">You created bottle number 2</text:span></text:p>
      <text:p text:style-name="P28"><text:span text:style-name="T18">Bottle size: 10</text:span></text:p>
      <text:p text:style-name="P28"><text:span text:style-name="T18">Bottle fill percent: 1</text:span></text:p>
      <text:p text:style-name="P28"><text:span text:style-name="T18">Incorrect parameters</text:span></text:p>
      <text:p text:style-name="P28"><text:span text:style-name="T18">Incorrect parameters</text:span></text:p>
      <text:p text:style-name="P28"><text:span text:style-name="T18">You created bottle number 3</text:span></text:p>
      <text:p text:style-name="P28"><text:span text:style-name="T18">Bottle size: 15</text:span></text:p>
      <text:p text:style-name="P28"><text:span text:style-name="T18">Bottle fill percent: 0.3</text:span></text:p>
      <text:p text:style-name="P29"><text:span text:style-name="T1">test_02.txt:</text:span></text:p>
      <text:p text:style-name="P32"><text:span text:style-name="T6">create 20 0.5</text:span></text:p>
      <text:p text:style-name="P32"><text:span text:style-name="T6">create 10 0.5</text:span></text:p>
      <text:p text:style-name="P32"><text:span text:style-name="T6">create 20 0.25</text:span></text:p>
      <text:p text:style-name="P32"><text:span text:style-name="T6">compare = 1 2</text:span></text:p>
      <text:p text:style-name="P32"><text:span text:style-name="T6">compare = 2 1</text:span></text:p>
      <text:p text:style-name="P32"><text:span text:style-name="T6">compare = 3 2</text:span></text:p>
      <text:p text:style-name="P32"><text:span text:style-name="T6">compare = 2 3</text:span></text:p>
      <text:p text:style-name="P32"><text:soft-page-break/><text:span text:style-name="T6">compare &gt; 1 2</text:span></text:p>
      <text:p text:style-name="P32"><text:span text:style-name="T6">compare &gt; 2 1</text:span></text:p>
      <text:p text:style-name="P32"><text:span text:style-name="T6">compare &lt; 1 2</text:span></text:p>
      <text:p text:style-name="P32"><text:span text:style-name="T6">compare &lt; 2 1</text:span></text:p>
      <text:p text:style-name="P32"><text:span text:style-name="T6">compare a 2 1</text:span></text:p>
      <text:p text:style-name="P32"><text:span text:style-name="T6">compare &gt;= 2 1</text:span></text:p>
      <text:p text:style-name="P26"><text:span text:style-name="T4">Проверка корректности работы операций сравнения для класса Bottle.</text:span></text:p>
      <text:p text:style-name="P11"><text:span text:style-name="T3">Результат работы программы</text:span></text:p>
      <text:p text:style-name="P28"><text:span text:style-name="T6">You created bottle number 1</text:span></text:p>
      <text:p text:style-name="P28"><text:span text:style-name="T6">Bottle size: 20</text:span></text:p>
      <text:p text:style-name="P28"><text:span text:style-name="T6">Bottle fill percent: 0.5</text:span></text:p>
      <text:p text:style-name="P28"><text:span text:style-name="T6">You created bottle number 2</text:span></text:p>
      <text:p text:style-name="P28"><text:span text:style-name="T6">Bottle size: 10</text:span></text:p>
      <text:p text:style-name="P28"><text:span text:style-name="T6">Bottle fill percent: 0.5</text:span></text:p>
      <text:p text:style-name="P28"><text:span text:style-name="T6">You created bottle number 3</text:span></text:p>
      <text:p text:style-name="P28"><text:span text:style-name="T6">Bottle size: 20</text:span></text:p>
      <text:p text:style-name="P28"><text:span text:style-name="T6">Bottle fill percent: 0.25</text:span></text:p>
      <text:p text:style-name="P28"><text:span text:style-name="T6">1 2 = false</text:span></text:p>
      <text:p text:style-name="P28"><text:span text:style-name="T6">2 1 = false</text:span></text:p>
      <text:p text:style-name="P28"><text:span text:style-name="T6">3 2 = true</text:span></text:p>
      <text:p text:style-name="P28"><text:span text:style-name="T6">2 3 = true</text:span></text:p>
      <text:p text:style-name="P28"><text:span text:style-name="T6">1 2 &gt; true</text:span></text:p>
      <text:p text:style-name="P28"><text:span text:style-name="T6">2 1 &gt; false</text:span></text:p>
      <text:p text:style-name="P28"><text:span text:style-name="T6">1 2 &lt; false</text:span></text:p>
      <text:p text:style-name="P28"><text:soft-page-break/><text:span text:style-name="T6">2 1 &lt; true</text:span></text:p>
      <text:p text:style-name="P28"><text:span text:style-name="T6">Incorrect parameters</text:span></text:p>
      <text:p text:style-name="P28"><text:span text:style-name="T6">Incorrect parameters</text:span></text:p>
      <text:p text:style-name="P29"><text:span text:style-name="T1">test_03txt:</text:span></text:p>
      <text:p text:style-name="P32"><text:span text:style-name="T6">create 20 0.5</text:span></text:p>
      <text:p text:style-name="P32"><text:span text:style-name="T6">create 10 0.5</text:span></text:p>
      <text:p text:style-name="P32"><text:span text:style-name="T6">create 7 0.2</text:span></text:p>
      <text:p text:style-name="P32"><text:span text:style-name="T6">operation + 1 2</text:span></text:p>
      <text:p text:style-name="P32"><text:span text:style-name="T6">operation + 2 1</text:span></text:p>
      <text:p text:style-name="P32"><text:span text:style-name="T6">operation - 1 2</text:span></text:p>
      <text:p text:style-name="P32"><text:span text:style-name="T6">operation - 2 1</text:span></text:p>
      <text:p text:style-name="P32"><text:span text:style-name="T6">operation - 3 2</text:span></text:p>
      <text:p text:style-name="P32"><text:span text:style-name="T6">operation - 2 3</text:span></text:p>
      <text:p text:style-name="P26"><text:span text:style-name="T4">Проверка корректности работы операций сложения и вычитания для класса Bottle.</text:span></text:p>
      <text:p text:style-name="P11"><text:span text:style-name="T3">Результат работы программы</text:span></text:p>
      <text:p text:style-name="P28"><text:span text:style-name="T6">You created bottle number 1</text:span></text:p>
      <text:p text:style-name="P28"><text:span text:style-name="T6">Bottle size: 20</text:span></text:p>
      <text:p text:style-name="P28"><text:span text:style-name="T6">Bottle fill percent: 0.5</text:span></text:p>
      <text:p text:style-name="P28"><text:span text:style-name="T6">You created bottle number 2</text:span></text:p>
      <text:p text:style-name="P28"><text:span text:style-name="T6">Bottle size: 10</text:span></text:p>
      <text:p text:style-name="P28"><text:span text:style-name="T6">Bottle fill percent: 0.5</text:span></text:p>
      <text:p text:style-name="P28"><text:span text:style-name="T6">You created bottle number 3</text:span></text:p>
      <text:p text:style-name="P28"><text:span text:style-name="T6">Bottle size: 7</text:span></text:p>
      <text:p text:style-name="P28"><text:span text:style-name="T6">Bottle fill percent: 0.2</text:span></text:p>
      <text:p text:style-name="P28"><text:soft-page-break/><text:span text:style-name="T6">1 2 + 15</text:span></text:p>
      <text:p text:style-name="P28"><text:span text:style-name="T6">2 1 + 15</text:span></text:p>
      <text:p text:style-name="P28"><text:span text:style-name="T6">1 2 - 5</text:span></text:p>
      <text:p text:style-name="P28"><text:span text:style-name="T6">2 1 - -5</text:span></text:p>
      <text:p text:style-name="P28"><text:span text:style-name="T6">3 2 - -3.6</text:span></text:p>
      <text:p text:style-name="P28"><text:span text:style-name="T6">2 3 - 3.6</text:span></text:p>
      <text:p text:style-name="P26"/>
      <text:list xml:id="list211001202324827" text:continue-numbering="true" text:style-name="WWNum2">
        <text:list-item>
          <text:p text:style-name="P23"><text:span text:style-name="T1">Результаты выполнения тестов</text:span></text:p>
        </text:list-item>
      </text:list>
      <text:p text:style-name="P26"><text:span text:style-name="T4">Все тесты успешно пройдены, программа выдаёт верные результаты, корректно обрабатывает время.</text:span></text:p>
      <text:p text:style-name="P3"/>
      <text:list xml:id="list211001383725105" text:continue-numbering="true" text:style-name="WWNum2">
        <text:list-item>
          <text:p text:style-name="P22"><text:span text:style-name="T1">Листинг программы</text:span></text:p>
        </text:list-item>
      </text:list>
      <text:p text:style-name="P18"/>
      <text:p text:style-name="P15"><text:span text:style-name="T3">main.cpp</text:span></text:p>
      <text:p text:style-name="P34"><text:span text:style-name="T19">#include </text:span><text:span text:style-name="T22">&lt;iostream&gt;</text:span></text:p>
      <text:p text:style-name="P35"><text:span text:style-name="T21">#include </text:span><text:span text:style-name="T24">"bottle.h"</text:span></text:p>
      <text:p text:style-name="P35"><text:span text:style-name="T21">#include </text:span><text:span text:style-name="T24">&lt;vector&gt;</text:span></text:p>
      <text:p text:style-name="P35"><text:span text:style-name="T21">#include </text:span><text:span text:style-name="T24">&lt;string&gt;</text:span></text:p>
      <text:p text:style-name="P35"><text:span text:style-name="T26">int </text:span><text:span text:style-name="T15">main() {</text:span></text:p>
      <text:p text:style-name="P35"><text:span text:style-name="T16"><text:s text:c="4"/></text:span><text:span text:style-name="T27">std</text:span><text:span text:style-name="T15">::</text:span><text:span text:style-name="T27">vector</text:span><text:span text:style-name="T15">&lt;</text:span><text:span text:style-name="T27">Bottle</text:span><text:span text:style-name="T15">&gt; bottles;</text:span></text:p>
      <text:p text:style-name="P35"><text:span text:style-name="T16"><text:s text:c="4"/></text:span><text:span text:style-name="T27">std</text:span><text:span text:style-name="T15">::</text:span><text:span text:style-name="T28">string </text:span><text:span text:style-name="T15">command;</text:span></text:p>
      <text:p text:style-name="P35"><text:span text:style-name="T16"><text:s text:c="4"/></text:span><text:span text:style-name="T26">while </text:span><text:span text:style-name="T15">(</text:span><text:span text:style-name="T27">std</text:span><text:span text:style-name="T15">::cin </text:span><text:span text:style-name="T27">&gt;&gt; </text:span><text:span text:style-name="T15">command) {</text:span></text:p>
      <text:p text:style-name="P35"><text:span text:style-name="T16"><text:s text:c="8"/></text:span><text:span text:style-name="T26">if </text:span><text:span text:style-name="T15">(command </text:span><text:span text:style-name="T27">== </text:span><text:span text:style-name="T24">"create"</text:span><text:span text:style-name="T15">) {</text:span></text:p>
      <text:p text:style-name="P35"><text:span text:style-name="T16"><text:s text:c="12"/></text:span><text:span text:style-name="T26">double </text:span><text:span text:style-name="T15">size, percent;</text:span></text:p>
      <text:p text:style-name="P35"><text:span text:style-name="T16"><text:s text:c="12"/></text:span><text:span text:style-name="T27">std</text:span><text:span text:style-name="T15">::cin </text:span><text:span text:style-name="T27">&gt;&gt; </text:span><text:span text:style-name="T15">size </text:span><text:span text:style-name="T27">&gt;&gt; </text:span><text:span text:style-name="T15">percent;</text:span></text:p>
      <text:p text:style-name="P35"><text:span text:style-name="T16"><text:s text:c="12"/></text:span><text:span text:style-name="T26">if </text:span><text:span text:style-name="T15">(size &lt; </text:span><text:span text:style-name="T29">0 </text:span><text:span text:style-name="T15">|| percent &lt; </text:span><text:span text:style-name="T29">0 </text:span><text:span text:style-name="T15">|| percent &gt; </text:span><text:span text:style-name="T29">1</text:span><text:span text:style-name="T15">) {</text:span></text:p>
      <text:p text:style-name="P35"><text:span text:style-name="T16"><text:s text:c="16"/></text:span><text:span text:style-name="T27">std</text:span><text:span text:style-name="T15">::cout </text:span><text:span text:style-name="T27">&lt;&lt; </text:span><text:span text:style-name="T24">"Incorrect parameters</text:span><text:span text:style-name="T26">\n</text:span><text:span text:style-name="T24">"</text:span><text:span text:style-name="T15">;</text:span></text:p>
      <text:p text:style-name="P35"><text:span text:style-name="T16"><text:s text:c="16"/></text:span><text:span text:style-name="T26">continue</text:span><text:span text:style-name="T15">;</text:span></text:p>
      <text:p text:style-name="P35"><text:span text:style-name="T16"><text:s text:c="12"/></text:span><text:span text:style-name="T15">}</text:span></text:p>
      <text:p text:style-name="P35"><text:span text:style-name="T16"><text:s text:c="12"/></text:span><text:span text:style-name="T15">bottles.emplace_back(size, percent);</text:span></text:p>
      <text:p text:style-name="P35"><text:span text:style-name="T16"><text:s text:c="12"/></text:span><text:span text:style-name="T27">std</text:span><text:span text:style-name="T15">::cout <text:s text:c="2"/></text:span><text:span text:style-name="T27">&lt;&lt; </text:span><text:span text:style-name="T24">"You created bottle number " </text:span><text:span text:style-name="T27">&lt;&lt; </text:span><text:span text:style-name="T15">bottles.size() </text:span><text:span text:style-name="T27">&lt;&lt; </text:span><text:span text:style-name="T24">"</text:span><text:span text:style-name="T26">\n</text:span><text:span text:style-name="T24">"</text:span></text:p>
      <text:p text:style-name="P35"><text:span text:style-name="T25"><text:s text:c="24"/></text:span><text:span text:style-name="T27">&lt;&lt; </text:span><text:span text:style-name="T24">"Bottle size: " </text:span><text:span text:style-name="T27">&lt;&lt; </text:span><text:span text:style-name="T15">bottles.back().GetVolume() </text:span><text:span text:style-name="T27">&lt;&lt; </text:span><text:span text:style-name="T24">"</text:span><text:span text:style-name="T26">\n</text:span><text:span text:style-name="T24">"</text:span></text:p>
      <text:p text:style-name="P35"><text:span text:style-name="T25"><text:s text:c="24"/></text:span><text:span text:style-name="T27">&lt;&lt; </text:span><text:span text:style-name="T24">"Bottle fill percent: " </text:span><text:span text:style-name="T27">&lt;&lt; </text:span><text:span text:style-name="T15">bottles.back().GetFillPercent() </text:span><text:span text:style-name="T27">&lt;&lt; </text:span><text:span text:style-name="T24">"</text:span><text:span text:style-name="T26">\n</text:span><text:span text:style-name="T24">"</text:span><text:span text:style-name="T15">;</text:span></text:p>
      <text:p text:style-name="P35"><text:span text:style-name="T16"><text:s text:c="8"/></text:span><text:span text:style-name="T15">} </text:span><text:span text:style-name="T26">else if </text:span><text:span text:style-name="T15">(command </text:span><text:span text:style-name="T27">== </text:span><text:span text:style-name="T24">"compare"</text:span><text:span text:style-name="T15">) {</text:span></text:p>
      <text:p text:style-name="P35"><text:span text:style-name="T16"><text:s text:c="12"/></text:span><text:span text:style-name="T27">std</text:span><text:span text:style-name="T15">::</text:span><text:span text:style-name="T28">string </text:span><text:span text:style-name="T15">compare_string;</text:span></text:p>
      <text:p text:style-name="P35"><text:span text:style-name="T16"><text:s text:c="12"/></text:span><text:span text:style-name="T26">int </text:span><text:span text:style-name="T15">lhs, rhs;</text:span></text:p>
      <text:p text:style-name="P35"><text:span text:style-name="T16"><text:s text:c="12"/></text:span><text:span text:style-name="T27">std</text:span><text:span text:style-name="T15">::cin </text:span><text:span text:style-name="T27">&gt;&gt; </text:span><text:span text:style-name="T15">compare_string </text:span><text:span text:style-name="T27">&gt;&gt; </text:span><text:span text:style-name="T15">lhs </text:span><text:span text:style-name="T27">&gt;&gt; </text:span><text:span text:style-name="T15">rhs;</text:span></text:p>
      <text:p text:style-name="P35"><text:span text:style-name="T16"><text:s text:c="12"/></text:span><text:span text:style-name="T26">if </text:span><text:span text:style-name="T15">( lhs &lt;= </text:span><text:span text:style-name="T29">0 </text:span><text:span text:style-name="T15">|| lhs &gt; bottles.size() || rhs &lt;= </text:span><text:span text:style-name="T29">0 </text:span><text:span text:style-name="T15">|| rhs &gt; </text:span><text:soft-page-break/><text:span text:style-name="T15">bottles.size() || compare_string.size() != </text:span><text:span text:style-name="T29">1</text:span></text:p>
      <text:p text:style-name="P35"><text:span text:style-name="T30"><text:s text:c="20"/></text:span><text:span text:style-name="T15">|| (compare_string</text:span><text:span text:style-name="T27">[</text:span><text:span text:style-name="T29">0</text:span><text:span text:style-name="T15">] != </text:span><text:span text:style-name="T24">'=' </text:span><text:span text:style-name="T15">&amp;&amp; compare_string</text:span><text:span text:style-name="T27">[</text:span><text:span text:style-name="T29">0</text:span><text:span text:style-name="T15">] != </text:span><text:span text:style-name="T24">'&gt;' </text:span><text:span text:style-name="T15">&amp;&amp; compare_string</text:span><text:span text:style-name="T27">[</text:span><text:span text:style-name="T29">0</text:span><text:span text:style-name="T15">] != </text:span><text:span text:style-name="T24">'&lt;'</text:span><text:span text:style-name="T15">)) {</text:span></text:p>
      <text:p text:style-name="P35"><text:span text:style-name="T16"><text:s text:c="16"/></text:span><text:span text:style-name="T27">std</text:span><text:span text:style-name="T15">::cout </text:span><text:span text:style-name="T27">&lt;&lt; </text:span><text:span text:style-name="T24">"Incorrect parameters" </text:span><text:span text:style-name="T27">&lt;&lt; </text:span><text:span text:style-name="T24">"</text:span><text:span text:style-name="T26">\n</text:span><text:span text:style-name="T24">"</text:span><text:span text:style-name="T15">;</text:span></text:p>
      <text:p text:style-name="P35"><text:span text:style-name="T16"><text:s text:c="16"/></text:span><text:span text:style-name="T26">continue</text:span><text:span text:style-name="T15">;</text:span></text:p>
      <text:p text:style-name="P35"><text:span text:style-name="T16"><text:s text:c="12"/></text:span><text:span text:style-name="T15">}</text:span></text:p>
      <text:p text:style-name="P35"><text:span text:style-name="T16"><text:s text:c="12"/></text:span><text:span text:style-name="T26">char </text:span><text:span text:style-name="T15">compare = compare_string</text:span><text:span text:style-name="T27">[</text:span><text:span text:style-name="T29">0</text:span><text:span text:style-name="T15">];</text:span></text:p>
      <text:p text:style-name="P35"><text:span text:style-name="T16"><text:s text:c="12"/></text:span><text:span text:style-name="T27">std</text:span><text:span text:style-name="T15">::cout </text:span><text:span text:style-name="T27">&lt;&lt; </text:span><text:span text:style-name="T15">lhs </text:span><text:span text:style-name="T27">&lt;&lt; </text:span><text:span text:style-name="T24">" " </text:span><text:span text:style-name="T27">&lt;&lt; </text:span><text:span text:style-name="T15">rhs </text:span><text:span text:style-name="T27">&lt;&lt; </text:span><text:span text:style-name="T24">" " </text:span><text:span text:style-name="T27">&lt;&lt; </text:span><text:span text:style-name="T15">compare </text:span><text:span text:style-name="T27">&lt;&lt; </text:span><text:span text:style-name="T24">" "</text:span><text:span text:style-name="T15">;</text:span></text:p>
      <text:p text:style-name="P35"><text:span text:style-name="T16"><text:s text:c="12"/></text:span><text:span text:style-name="T15">lhs--;</text:span></text:p>
      <text:p text:style-name="P35"><text:span text:style-name="T16"><text:s text:c="12"/></text:span><text:span text:style-name="T15">rhs--;</text:span></text:p>
      <text:p text:style-name="P35"><text:span text:style-name="T16"><text:s text:c="12"/></text:span><text:span text:style-name="T26">if </text:span><text:span text:style-name="T15">(compare == </text:span><text:span text:style-name="T24">'&lt;'</text:span><text:span text:style-name="T15">) {</text:span></text:p>
      <text:p text:style-name="P35"><text:span text:style-name="T16"><text:s text:c="16"/></text:span><text:span text:style-name="T27">std</text:span><text:span text:style-name="T15">::cout </text:span><text:span text:style-name="T27">&lt;&lt; std</text:span><text:span text:style-name="T15">::boolalpha </text:span><text:span text:style-name="T27">&lt;&lt; </text:span><text:span text:style-name="T15">bottles</text:span><text:span text:style-name="T27">[</text:span><text:span text:style-name="T15">lhs].Less(bottles</text:span><text:span text:style-name="T27">[</text:span><text:span text:style-name="T15">rhs]) </text:span><text:span text:style-name="T27">&lt;&lt; </text:span><text:span text:style-name="T24">"</text:span><text:span text:style-name="T26">\n</text:span><text:span text:style-name="T24">"</text:span><text:span text:style-name="T15">;</text:span></text:p>
      <text:p text:style-name="P35"><text:span text:style-name="T16"><text:s text:c="12"/></text:span><text:span text:style-name="T15">} </text:span><text:span text:style-name="T26">else if </text:span><text:span text:style-name="T15">(compare == </text:span><text:span text:style-name="T24">'='</text:span><text:span text:style-name="T15">) {</text:span></text:p>
      <text:p text:style-name="P35"><text:span text:style-name="T16"><text:s text:c="16"/></text:span><text:span text:style-name="T27">std</text:span><text:span text:style-name="T15">::cout </text:span><text:span text:style-name="T27">&lt;&lt; std</text:span><text:span text:style-name="T15">::boolalpha </text:span><text:span text:style-name="T27">&lt;&lt; </text:span><text:span text:style-name="T15">bottles</text:span><text:span text:style-name="T27">[</text:span><text:span text:style-name="T15">lhs].Equal(bottles</text:span><text:span text:style-name="T27">[</text:span><text:span text:style-name="T15">rhs]) </text:span><text:span text:style-name="T27">&lt;&lt; </text:span><text:span text:style-name="T24">"</text:span><text:span text:style-name="T26">\n</text:span><text:span text:style-name="T24">"</text:span><text:span text:style-name="T15">;</text:span></text:p>
      <text:p text:style-name="P35"><text:span text:style-name="T16"><text:s text:c="12"/></text:span><text:span text:style-name="T15">} </text:span><text:span text:style-name="T26">else if </text:span><text:span text:style-name="T15">(compare == </text:span><text:span text:style-name="T24">'&gt;'</text:span><text:span text:style-name="T15">) {</text:span></text:p>
      <text:p text:style-name="P35"><text:span text:style-name="T16"><text:s text:c="16"/></text:span><text:span text:style-name="T27">std</text:span><text:span text:style-name="T15">::cout </text:span><text:span text:style-name="T27">&lt;&lt; std</text:span><text:span text:style-name="T15">::boolalpha </text:span><text:span text:style-name="T27">&lt;&lt; </text:span><text:span text:style-name="T15">bottles</text:span><text:span text:style-name="T27">[</text:span><text:span text:style-name="T15">lhs].More(bottles</text:span><text:span text:style-name="T27">[</text:span><text:span text:style-name="T15">rhs]) </text:span><text:span text:style-name="T27">&lt;&lt; </text:span><text:span text:style-name="T24">"</text:span><text:span text:style-name="T26">\n</text:span><text:span text:style-name="T24">"</text:span><text:span text:style-name="T15">;</text:span></text:p>
      <text:p text:style-name="P35"><text:span text:style-name="T16"><text:s text:c="12"/></text:span><text:span text:style-name="T15">}</text:span></text:p>
      <text:p text:style-name="P35"><text:span text:style-name="T16"><text:s text:c="8"/></text:span><text:span text:style-name="T15">} </text:span><text:span text:style-name="T26">else if </text:span><text:span text:style-name="T15">(command </text:span><text:span text:style-name="T27">== </text:span><text:span text:style-name="T24">"operation"</text:span><text:span text:style-name="T15">) {</text:span></text:p>
      <text:p text:style-name="P35"><text:span text:style-name="T16"><text:s text:c="12"/></text:span><text:span text:style-name="T27">std</text:span><text:span text:style-name="T15">::</text:span><text:span text:style-name="T28">string </text:span><text:span text:style-name="T15">operation_string;</text:span></text:p>
      <text:p text:style-name="P35"><text:span text:style-name="T16"><text:s text:c="12"/></text:span><text:span text:style-name="T26">int </text:span><text:span text:style-name="T15">lhs, rhs;</text:span></text:p>
      <text:p text:style-name="P35"><text:span text:style-name="T16"><text:s text:c="12"/></text:span><text:span text:style-name="T27">std</text:span><text:span text:style-name="T15">::cin </text:span><text:span text:style-name="T27">&gt;&gt; </text:span><text:span text:style-name="T15">operation_string </text:span><text:span text:style-name="T27">&gt;&gt; </text:span><text:span text:style-name="T15">lhs </text:span><text:span text:style-name="T27">&gt;&gt; </text:span><text:span text:style-name="T15">rhs;</text:span></text:p>
      <text:p text:style-name="P35"><text:span text:style-name="T16"><text:s text:c="12"/></text:span><text:span text:style-name="T26">if </text:span><text:span text:style-name="T15">( lhs &lt;= </text:span><text:span text:style-name="T29">0 </text:span><text:span text:style-name="T15">|| lhs &gt; bottles.size() || rhs &lt;= </text:span><text:span text:style-name="T29">0 </text:span><text:span text:style-name="T15">|| rhs &gt; bottles.size() || operation_string.size() != </text:span><text:span text:style-name="T29">1</text:span></text:p>
      <text:p text:style-name="P35"><text:span text:style-name="T30"><text:s text:c="20"/></text:span><text:span text:style-name="T15">|| (operation_string</text:span><text:span text:style-name="T27">[</text:span><text:span text:style-name="T29">0</text:span><text:span text:style-name="T15">] != </text:span><text:span text:style-name="T24">'-' </text:span><text:span text:style-name="T15">&amp;&amp; operation_string</text:span><text:span text:style-name="T27">[</text:span><text:span text:style-name="T29">0</text:span><text:span text:style-name="T15">] != </text:span><text:span text:style-name="T24">'+'</text:span><text:span text:style-name="T15">)) {</text:span></text:p>
      <text:p text:style-name="P35"><text:span text:style-name="T16"><text:s text:c="16"/></text:span><text:span text:style-name="T27">std</text:span><text:span text:style-name="T15">::cout </text:span><text:span text:style-name="T27">&lt;&lt; </text:span><text:span text:style-name="T24">"Incorrect parameters" </text:span><text:span text:style-name="T27">&lt;&lt; </text:span><text:span text:style-name="T24">"</text:span><text:span text:style-name="T26">\n</text:span><text:span text:style-name="T24">"</text:span><text:span text:style-name="T15">;</text:span></text:p>
      <text:p text:style-name="P35"><text:span text:style-name="T16"><text:s text:c="16"/></text:span><text:span text:style-name="T26">continue</text:span><text:span text:style-name="T15">;</text:span></text:p>
      <text:p text:style-name="P35"><text:span text:style-name="T16"><text:s text:c="12"/></text:span><text:span text:style-name="T15">}</text:span></text:p>
      <text:p text:style-name="P35"><text:span text:style-name="T16"><text:s text:c="12"/></text:span><text:span text:style-name="T26">char </text:span><text:span text:style-name="T15">operation = operation_string</text:span><text:span text:style-name="T27">[</text:span><text:span text:style-name="T29">0</text:span><text:span text:style-name="T15">];</text:span></text:p>
      <text:p text:style-name="P35"><text:span text:style-name="T16"><text:s text:c="12"/></text:span><text:span text:style-name="T27">std</text:span><text:span text:style-name="T15">::cout </text:span><text:span text:style-name="T27">&lt;&lt; </text:span><text:span text:style-name="T15">lhs </text:span><text:span text:style-name="T27">&lt;&lt; </text:span><text:span text:style-name="T24">" " </text:span><text:span text:style-name="T27">&lt;&lt; </text:span><text:span text:style-name="T15">rhs </text:span><text:span text:style-name="T27">&lt;&lt; </text:span><text:span text:style-name="T24">" " </text:span><text:span text:style-name="T27">&lt;&lt; </text:span><text:span text:style-name="T15">operation </text:span><text:span text:style-name="T27">&lt;&lt; </text:span><text:span text:style-name="T24">" "</text:span><text:span text:style-name="T15">;</text:span></text:p>
      <text:p text:style-name="P35"><text:span text:style-name="T16"><text:s text:c="12"/></text:span><text:span text:style-name="T15">rhs--;</text:span></text:p>
      <text:p text:style-name="P35"><text:span text:style-name="T16"><text:s text:c="12"/></text:span><text:span text:style-name="T15">lhs--;</text:span></text:p>
      <text:p text:style-name="P35"><text:span text:style-name="T16"><text:s text:c="12"/></text:span><text:span text:style-name="T26">if </text:span><text:span text:style-name="T15">(operation == </text:span><text:span text:style-name="T24">'+'</text:span><text:span text:style-name="T15">) {</text:span></text:p>
      <text:p text:style-name="P35"><text:span text:style-name="T16"><text:s text:c="16"/></text:span><text:span text:style-name="T27">std</text:span><text:span text:style-name="T15">::cout </text:span><text:span text:style-name="T27">&lt;&lt; </text:span><text:span text:style-name="T15">bottles</text:span><text:span text:style-name="T27">[</text:span><text:span text:style-name="T15">lhs].Sum(bottles</text:span><text:span text:style-name="T27">[</text:span><text:span text:style-name="T15">rhs]) </text:span><text:span text:style-name="T27">&lt;&lt; </text:span><text:span text:style-name="T24">"</text:span><text:span text:style-name="T26">\n</text:span><text:span text:style-name="T24">"</text:span><text:span text:style-name="T15">;</text:span></text:p>
      <text:p text:style-name="P35"><text:span text:style-name="T16"><text:s text:c="12"/></text:span><text:span text:style-name="T15">} </text:span><text:span text:style-name="T26">else if </text:span><text:span text:style-name="T15">(operation == </text:span><text:span text:style-name="T24">'-'</text:span><text:span text:style-name="T15">) {</text:span></text:p>
      <text:p text:style-name="P35"><text:span text:style-name="T16"><text:s text:c="16"/></text:span><text:span text:style-name="T27">std</text:span><text:span text:style-name="T15">::cout </text:span><text:span text:style-name="T27">&lt;&lt; </text:span><text:span text:style-name="T15">bottles</text:span><text:span text:style-name="T27">[</text:span><text:span text:style-name="T15">lhs].Substract(bottles</text:span><text:span text:style-name="T27">[</text:span><text:span text:style-name="T15">rhs]) </text:span><text:span text:style-name="T27">&lt;&lt; </text:span><text:span text:style-name="T24">"</text:span><text:span text:style-name="T26">\n</text:span><text:span text:style-name="T24">"</text:span><text:span text:style-name="T15">;</text:span></text:p>
      <text:p text:style-name="P35"><text:span text:style-name="T16"><text:s text:c="12"/></text:span><text:span text:style-name="T15">}</text:span></text:p>
      <text:p text:style-name="P35"><text:span text:style-name="T16"><text:s text:c="8"/></text:span><text:span text:style-name="T15">} </text:span><text:span text:style-name="T26">else if </text:span><text:span text:style-name="T15">(command </text:span><text:span text:style-name="T27">== </text:span><text:span text:style-name="T24">"exit"</text:span><text:span text:style-name="T15">) {</text:span></text:p>
      <text:p text:style-name="P35"><text:span text:style-name="T16"><text:s text:c="12"/></text:span><text:span text:style-name="T26">break</text:span><text:span text:style-name="T15">;</text:span></text:p>
      <text:p text:style-name="P35"><text:span text:style-name="T16"><text:s text:c="8"/></text:span><text:span text:style-name="T15">} </text:span><text:span text:style-name="T26">else </text:span><text:span text:style-name="T15">{</text:span></text:p>
      <text:p text:style-name="P35"><text:span text:style-name="T16"><text:s text:c="12"/></text:span><text:span text:style-name="T27">std</text:span><text:span text:style-name="T15">::cin.ignore(</text:span><text:span text:style-name="T29">32767</text:span><text:span text:style-name="T15">,</text:span><text:span text:style-name="T24">'</text:span><text:span text:style-name="T26">\n</text:span><text:span text:style-name="T24">'</text:span><text:span text:style-name="T15">);</text:span></text:p>
      <text:p text:style-name="P35"><text:span text:style-name="T16"><text:s text:c="12"/></text:span><text:span text:style-name="T27">std</text:span><text:span text:style-name="T15">::cout </text:span><text:span text:style-name="T27">&lt;&lt; </text:span><text:span text:style-name="T24">"Unknown command</text:span><text:span text:style-name="T26">\n</text:span><text:span text:style-name="T24">"</text:span><text:span text:style-name="T15">;</text:span></text:p>
      <text:p text:style-name="P35"><text:span text:style-name="T16"><text:s text:c="8"/></text:span><text:span text:style-name="T15">}</text:span></text:p>
      <text:p text:style-name="P35"><text:span text:style-name="T16"><text:s text:c="4"/></text:span><text:span text:style-name="T15">}</text:span></text:p>
      <text:p text:style-name="P35"><text:span text:style-name="T16"><text:s text:c="4"/></text:span><text:span text:style-name="T26">return </text:span><text:span text:style-name="T29">0</text:span><text:span text:style-name="T15">;</text:span></text:p>
      <text:p text:style-name="P36"><text:span text:style-name="T15">}</text:span></text:p>
      <text:p text:style-name="P33"><text:bookmark-start text:name="__DdeLink__2335_150959209"/><text:span text:style-name="T3">bottle.h</text:span></text:p>
      <text:p text:style-name="P34"><text:span text:style-name="T20">#pragma </text:span><text:span text:style-name="T14">once</text:span><text:bookmark-end text:name="__DdeLink__2335_150959209"/></text:p>
      <text:p text:style-name="P35"><text:span text:style-name="T26">class </text:span><text:span text:style-name="T27">Bottle </text:span><text:span text:style-name="T15">{</text:span></text:p>
      <text:p text:style-name="P35"><text:span text:style-name="T26">public</text:span><text:span text:style-name="T15">:</text:span></text:p>
      <text:p text:style-name="P35"><text:span text:style-name="T16"><text:s text:c="4"/></text:span><text:span text:style-name="T15">Bottle(</text:span><text:span text:style-name="T26">double </text:span><text:span text:style-name="T15">volume, </text:span><text:span text:style-name="T26">double </text:span><text:span text:style-name="T15">fill_percent);</text:span></text:p>
      <text:p text:style-name="P35"><text:span text:style-name="T16"><text:s text:c="4"/></text:span><text:span text:style-name="T26">double </text:span><text:span text:style-name="T15">GetVolume() </text:span><text:span text:style-name="T26">const</text:span><text:span text:style-name="T15">;</text:span></text:p>
      <text:p text:style-name="P35"><text:span text:style-name="T16"><text:s text:c="4"/></text:span><text:span text:style-name="T26">double </text:span><text:span text:style-name="T15">GetFillPercent() </text:span><text:span text:style-name="T26">const</text:span><text:span text:style-name="T15">;</text:span></text:p>
      <text:p text:style-name="P35"><text:span text:style-name="T16"><text:s text:c="4"/></text:span><text:span text:style-name="T26">double </text:span><text:span text:style-name="T15">GetFilledVolume() </text:span><text:span text:style-name="T26">const</text:span><text:span text:style-name="T15">;</text:span></text:p>
      <text:p text:style-name="P35"><text:span text:style-name="T16"><text:s text:c="4"/></text:span><text:span text:style-name="T26">double </text:span><text:span text:style-name="T15">Sum(</text:span><text:span text:style-name="T26">const </text:span><text:span text:style-name="T27">Bottle</text:span><text:span text:style-name="T15">&amp; other) </text:span><text:span text:style-name="T26">const</text:span><text:span text:style-name="T15">;</text:span></text:p>
      <text:p text:style-name="P35"><text:span text:style-name="T16"><text:s text:c="4"/></text:span><text:span text:style-name="T26">double </text:span><text:span text:style-name="T15">Substract(</text:span><text:span text:style-name="T26">const </text:span><text:span text:style-name="T27">Bottle</text:span><text:span text:style-name="T15">&amp; other) </text:span><text:span text:style-name="T26">const</text:span><text:span text:style-name="T15">;</text:span></text:p>
      <text:p text:style-name="P35"><text:span text:style-name="T16"><text:s text:c="4"/></text:span><text:span text:style-name="T26">bool </text:span><text:span text:style-name="T15">Less(</text:span><text:span text:style-name="T26">const </text:span><text:span text:style-name="T27">Bottle</text:span><text:span text:style-name="T15">&amp; other) </text:span><text:span text:style-name="T26">const</text:span><text:span text:style-name="T15">;</text:span></text:p>
      <text:p text:style-name="P35"><text:span text:style-name="T16"><text:s text:c="4"/></text:span><text:span text:style-name="T26">bool </text:span><text:span text:style-name="T15">More(</text:span><text:span text:style-name="T26">const </text:span><text:span text:style-name="T27">Bottle</text:span><text:span text:style-name="T15">&amp; other) </text:span><text:span text:style-name="T26">const</text:span><text:span text:style-name="T15">;</text:span></text:p>
      <text:p text:style-name="P35"><text:span text:style-name="T16"><text:s text:c="4"/></text:span><text:span text:style-name="T26">bool </text:span><text:span text:style-name="T15">Equal(</text:span><text:span text:style-name="T26">const </text:span><text:span text:style-name="T27">Bottle</text:span><text:span text:style-name="T15">&amp; other) </text:span><text:span text:style-name="T26">const</text:span><text:span text:style-name="T15">;</text:span></text:p>
      <text:p text:style-name="P35"><text:span text:style-name="T26">private</text:span><text:span text:style-name="T15">:</text:span></text:p>
      <text:p text:style-name="P35"><text:span text:style-name="T16"><text:s text:c="4"/></text:span><text:span text:style-name="T26">double </text:span><text:span text:style-name="T31">volume_</text:span><text:span text:style-name="T15">;</text:span></text:p>
      <text:p text:style-name="P35"><text:span text:style-name="T16"><text:s text:c="4"/></text:span><text:span text:style-name="T26">double </text:span><text:span text:style-name="T31">fill_percent_</text:span><text:span text:style-name="T15">;</text:span></text:p>
      <text:p text:style-name="P36"><text:span text:style-name="T15">};</text:span></text:p>
      <text:p text:style-name="P37"/>
      <text:p text:style-name="Standard"><text:span text:style-name="T33">bottle.cpp</text:span></text:p>
      <text:p text:style-name="P36"><text:span text:style-name="T20">#pragma </text:span><text:span text:style-name="T14">once</text:span></text:p>
      <text:p text:style-name="P36"><text:span text:style-name="T20">#include </text:span><text:span text:style-name="T23">"bottle.h"</text:span></text:p>
      <text:p text:style-name="P35"><text:span text:style-name="T27">Bottle</text:span><text:span text:style-name="T15">::Bottle(</text:span><text:span text:style-name="T26">double </text:span><text:span text:style-name="T15">volume, </text:span><text:span text:style-name="T26">double </text:span><text:span text:style-name="T15">fill_percent)</text:span></text:p>
      <text:p text:style-name="P35"><text:span text:style-name="T15">: </text:span><text:span text:style-name="T31">volume_</text:span><text:span text:style-name="T15">(volume), </text:span><text:span text:style-name="T31">fill_percent_</text:span><text:span text:style-name="T15">(fill_percent) {}</text:span></text:p>
      <text:p text:style-name="P35"><text:span text:style-name="T26">double </text:span><text:span text:style-name="T27">Bottle</text:span><text:span text:style-name="T15">::GetVolume() </text:span><text:span text:style-name="T26">const </text:span><text:span text:style-name="T15">{</text:span></text:p>
      <text:p text:style-name="P35"><text:span text:style-name="T16"><text:s text:c="4"/></text:span><text:span text:style-name="T26">return </text:span><text:span text:style-name="T31">volume_</text:span><text:span text:style-name="T15">;</text:span></text:p>
      <text:p text:style-name="P35"><text:span text:style-name="T15">}</text:span></text:p>
      <text:p text:style-name="P35"><text:span text:style-name="T26">double </text:span><text:span text:style-name="T27">Bottle</text:span><text:span text:style-name="T15">::GetFillPercent() </text:span><text:span text:style-name="T26">const </text:span><text:span text:style-name="T15">{</text:span></text:p>
      <text:p text:style-name="P35"><text:span text:style-name="T16"><text:s text:c="4"/></text:span><text:span text:style-name="T26">return </text:span><text:span text:style-name="T31">fill_percent_</text:span><text:span text:style-name="T15">;</text:span></text:p>
      <text:p text:style-name="P35"><text:span text:style-name="T15">}</text:span></text:p>
      <text:p text:style-name="P35"><text:span text:style-name="T26">double </text:span><text:span text:style-name="T27">Bottle</text:span><text:span text:style-name="T15">::GetFilledVolume() </text:span><text:span text:style-name="T26">const </text:span><text:span text:style-name="T15">{</text:span></text:p>
      <text:p text:style-name="P35"><text:span text:style-name="T16"><text:s text:c="4"/></text:span><text:span text:style-name="T26">return </text:span><text:span text:style-name="T31">volume_ </text:span><text:span text:style-name="T15">* </text:span><text:span text:style-name="T31">fill_percent_</text:span><text:span text:style-name="T15">;</text:span></text:p>
      <text:p text:style-name="P35"><text:span text:style-name="T15">}</text:span></text:p>
      <text:p text:style-name="P35"><text:span text:style-name="T26">double </text:span><text:span text:style-name="T27">Bottle</text:span><text:span text:style-name="T15">::Sum(</text:span><text:span text:style-name="T26">const </text:span><text:span text:style-name="T27">Bottle </text:span><text:span text:style-name="T15">&amp;other) </text:span><text:span text:style-name="T26">const </text:span><text:span text:style-name="T15">{</text:span></text:p>
      <text:p text:style-name="P35"><text:span text:style-name="T16"><text:s text:c="4"/></text:span><text:span text:style-name="T26">return </text:span><text:span text:style-name="T15">GetFilledVolume() + other.GetFilledVolume();</text:span></text:p>
      <text:p text:style-name="P35"><text:span text:style-name="T15">}</text:span></text:p>
      <text:p text:style-name="P35"><text:span text:style-name="T26">double </text:span><text:span text:style-name="T27">Bottle</text:span><text:span text:style-name="T15">::Substract(</text:span><text:span text:style-name="T26">const </text:span><text:span text:style-name="T27">Bottle</text:span><text:span text:style-name="T15">&amp; other) </text:span><text:span text:style-name="T26">const </text:span><text:span text:style-name="T15">{</text:span></text:p>
      <text:p text:style-name="P35"><text:span text:style-name="T16"><text:s text:c="4"/></text:span><text:span text:style-name="T26">return </text:span><text:span text:style-name="T15">GetFilledVolume() - other.GetFilledVolume();</text:span></text:p>
      <text:p text:style-name="P35"><text:span text:style-name="T15">}</text:span></text:p>
      <text:p text:style-name="P35"><text:span text:style-name="T26">bool </text:span><text:span text:style-name="T27">Bottle</text:span><text:span text:style-name="T15">::Less(</text:span><text:span text:style-name="T26">const </text:span><text:span text:style-name="T27">Bottle </text:span><text:span text:style-name="T15">&amp;other) </text:span><text:span text:style-name="T26">const </text:span><text:span text:style-name="T15">{</text:span></text:p>
      <text:p text:style-name="P35"><text:span text:style-name="T16"><text:s text:c="4"/></text:span><text:span text:style-name="T26">return </text:span><text:span text:style-name="T15">GetFilledVolume() &lt; other.GetFilledVolume();</text:span></text:p>
      <text:p text:style-name="P35"><text:span text:style-name="T15">}</text:span></text:p>
      <text:p text:style-name="P35"><text:span text:style-name="T26">bool </text:span><text:span text:style-name="T27">Bottle</text:span><text:span text:style-name="T15">::More(</text:span><text:span text:style-name="T26">const </text:span><text:span text:style-name="T27">Bottle </text:span><text:span text:style-name="T15">&amp;other) </text:span><text:span text:style-name="T26">const </text:span><text:span text:style-name="T15">{</text:span></text:p>
      <text:p text:style-name="P35"><text:span text:style-name="T16"><text:s text:c="4"/></text:span><text:span text:style-name="T26">return </text:span><text:span text:style-name="T15">GetFilledVolume() &gt; other.GetFilledVolume();</text:span></text:p>
      <text:p text:style-name="P35"><text:span text:style-name="T15">}</text:span></text:p>
      <text:p text:style-name="P35"><text:span text:style-name="T26">bool </text:span><text:span text:style-name="T27">Bottle</text:span><text:span text:style-name="T15">::Equal(</text:span><text:span text:style-name="T26">const </text:span><text:span text:style-name="T27">Bottle </text:span><text:span text:style-name="T15">&amp;other) </text:span><text:span text:style-name="T26">const </text:span><text:span text:style-name="T15">{</text:span></text:p>
      <text:p text:style-name="P35"><text:span text:style-name="T16"><text:s text:c="4"/></text:span><text:span text:style-name="T26">return </text:span><text:span text:style-name="T15">GetFilledVolume() == other.GetFilledVolume();</text:span></text:p>
      <text:p text:style-name="P36"><text:span text:style-name="T15">}</text:span></text:p>
      <text:list xml:id="list211001813876399" text:continue-numbering="true" text:style-name="WWNum2">
        <text:list-item>
          <text:p text:style-name="P22"><text:soft-page-break/><text:span text:style-name="T1">Вывод</text:span></text:p>
        </text:list-item>
      </text:list>
      <text:p text:style-name="P15"><text:span text:style-name="T4"><text:tab/>Реализована программа, включающая в себя простой класс с методами и переменными. Также получены навыки работы с git и cmake.</text:span></text:p>
      <text:p text:style-name="P15"><text:span text:style-name="T4"><text:s/></text:span></text:p>
      <text:p text:style-name="P16"><text:span text:style-name="T1">Список литературы</text:span></text:p>
      <text:p text:style-name="P19"/>
      <text:list xml:id="list3439722720" text:style-name="WWNum1">
        <text:list-item>
          <text:p text:style-name="P21"><text:span text:style-name="T4">Шилдт, Герберт. С++: базовый курс, 3-е изд. : Пер. с англ. - М. : ООО “И.Д. Вильямс”, 2018. - 624 с. : ил. - Парал. тит. англ.</text:span></text:p>
        </text:list-item>
        <text:list-item>
          <text:p text:style-name="P21"><text:span text:style-name="T4">Справочник по языку С++ [Электронный ресурс]. URL: </text:span><text:a xlink:type="simple" xlink:href="http://www.cplusplus.com/reference/deque/" text:style-name="ListLabel_20_103" text:visited-style-name="ListLabel_20_103"><text:span text:style-name="ListLabel_20_19"><text:span text:style-name="T11">http://www.cplusplus.com/reference/deque/</text:span></text:span></text:a><text:span text:style-name="T4"> (дата обращения: 14.09.2019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09-24T21:08:41</dc:date>
    <meta:editing-cycles>4</meta:editing-cycles>
    <meta:editing-duration>PT12M</meta:editing-duration>
    <meta:generator>LibreOffice/6.0.7.3$Linux_X86_64 LibreOffice_project/00m0$Build-3</meta:generator>
    <meta:document-statistic meta:table-count="0" meta:image-count="0" meta:object-count="0" meta:page-count="9" meta:paragraph-count="234" meta:word-count="1110" meta:character-count="8214" meta:non-whitespace-character-count="6475"/>
  </office:meta>
</office:document-meta>
</file>